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5" style:family="table-row">
      <style:table-row-properties style:min-row-height="0.288cm" fo:keep-together="auto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51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2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0c6a27" officeooo:paragraph-rsid="000c6a27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0f3917" officeooo:paragraph-rsid="000f3917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16384" officeooo:paragraph-rsid="00116384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116384" officeooo:paragraph-rsid="00116384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rsid="00115ae7" officeooo:paragraph-rsid="00115ae7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15cda9" officeooo:paragraph-rsid="0015cda9" style:font-weight-asian="bold" style:font-name-complex="Arial"/>
    </style:style>
    <style:style style:name="P11" style:family="paragraph" style:parent-style-name="Standard">
      <style:text-properties style:font-name="Arial" fo:font-style="italic" style:font-style-asian="italic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0c6a27" officeooo:paragraph-rsid="000c6a27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115ae7" officeooo:paragraph-rsid="00116384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115ae7" officeooo:paragraph-rsid="00115ae7" style:font-name-complex="Arial"/>
    </style:style>
    <style:style style:name="P18" style:family="paragraph" style:parent-style-name="Standard">
      <style:text-properties style:font-name="Arial" fo:font-size="12pt" style:font-size-asian="12pt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0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1" style:family="paragraph" style:parent-style-name="Standard">
      <style:text-properties style:font-name="Arial" fo:font-style="normal" officeooo:rsid="0006a7d6" officeooo:paragraph-rsid="0003d4de" style:font-style-asian="normal" style:font-name-complex="Arial" style:font-style-complex="normal"/>
    </style:style>
    <style:style style:name="P22" style:family="paragraph" style:parent-style-name="Standard">
      <style:text-properties style:font-name="Arial" fo:font-style="normal" officeooo:rsid="000f3917" officeooo:paragraph-rsid="000f3917" style:font-style-asian="normal" style:font-name-complex="Arial" style:font-style-complex="normal"/>
    </style:style>
    <style:style style:name="P23" style:family="paragraph" style:parent-style-name="Standard">
      <style:text-properties style:font-name="Arial" fo:font-style="normal" officeooo:rsid="00116384" officeooo:paragraph-rsid="00116384" style:font-style-asian="normal" style:font-name-complex="Arial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tyle="normal" officeooo:rsid="00115ae7" officeooo:paragraph-rsid="00115ae7" style:font-style-asian="normal" style:font-name-complex="Arial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tyle="normal" officeooo:rsid="00115ae7" officeooo:paragraph-rsid="00116384" style:font-style-asian="normal" style:font-name-complex="Arial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27" style:family="paragraph" style:parent-style-name="Standard">
      <style:paragraph-properties fo:text-align="justify" style:justify-single-word="false"/>
      <style:text-properties style:font-name="Arial" officeooo:rsid="00115ae7" officeooo:paragraph-rsid="00116384" style:font-name-asian="Arial" style:font-name-complex="Arial"/>
    </style:style>
    <style:style style:name="P28" style:family="paragraph" style:parent-style-name="Standard">
      <style:paragraph-properties fo:text-align="justify" style:justify-single-word="false"/>
      <style:text-properties style:font-name="Arial" officeooo:rsid="00116384" officeooo:paragraph-rsid="00116384" style:font-name-asian="Arial" style:font-name-complex="Ari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15ae7" officeooo:paragraph-rsid="00115ae7" style:font-weight-asian="normal" style:font-name-complex="Arial" style:font-weight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15ae7" officeooo:paragraph-rsid="00116384" style:font-weight-asian="normal" style:font-name-complex="Ari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weight="normal" officeooo:rsid="00115ae7" officeooo:paragraph-rsid="00116384" style:font-weight-asian="normal" style:font-name-complex="Ari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fo:font-weight="normal" officeooo:rsid="0015cda9" officeooo:paragraph-rsid="0015cda9" style:font-weight-asian="normal" style:font-name-complex="Ari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0pt" fo:font-style="normal" officeooo:rsid="00115ae7" officeooo:paragraph-rsid="00115ae7" style:font-size-asian="10pt" style:font-style-asian="normal" style:font-name-complex="Arial" style:font-size-complex="10pt" style:font-style-complex="normal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0pt" fo:font-style="normal" officeooo:rsid="00058fd4" officeooo:paragraph-rsid="00058fd4" style:font-size-asian="10pt" style:font-style-asian="normal" style:font-name-complex="Arial" style:font-size-complex="10pt" style:font-style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0pt" fo:font-style="normal" officeooo:rsid="0015cda9" officeooo:paragraph-rsid="0015cda9" style:font-size-asian="10pt" style:font-style-asian="normal" style:font-name-complex="Arial" style:font-size-complex="10pt" style:font-style-complex="normal"/>
    </style:style>
    <style:style style:name="P36" style:family="paragraph" style:parent-style-name="Heading_20_1">
      <style:text-properties fo:font-size="12pt" style:font-size-asian="12pt"/>
    </style:style>
    <style:style style:name="P37" style:family="paragraph" style:parent-style-name="Heading_20_3">
      <style:text-properties fo:font-style="normal" officeooo:rsid="000c6a27" officeooo:paragraph-rsid="00116384" style:font-style-asian="normal" style:font-style-complex="normal"/>
    </style:style>
    <style:style style:name="T1" style:family="text">
      <style:text-properties officeooo:rsid="000a7c42"/>
    </style:style>
    <style:style style:name="T2" style:family="text">
      <style:text-properties officeooo:rsid="00116384"/>
    </style:style>
    <style:style style:name="T3" style:family="text">
      <style:text-properties officeooo:rsid="0015cda9"/>
    </style:style>
    <style:style style:name="T4" style:family="text">
      <style:text-properties officeooo:rsid="00160ec0"/>
    </style:style>
    <style:style style:name="T5" style:family="text">
      <style:text-properties officeooo:rsid="0018648f"/>
    </style:style>
    <style:style style:name="T6" style:family="text">
      <style:text-properties officeooo:rsid="001a0a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6" text:outline-level="1">Caso de Uso</text:h>
          </table:table-cell>
          <table:table-cell table:style-name="Tabla1.B1" table:number-columns-spanned="5" office:value-type="string">
            <text:h text:style-name="P37" text:outline-level="3"><text:span text:style-name="T2">Modificación puntual de Horario de Consulta</text:span> 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1">18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21">Personal Administrativo 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20"><text:span text:style-name="T5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22"/>
          </table:table-cell>
          <table:covered-table-cell/>
          <table:table-cell table:style-name="Tabla1.D4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23">El horario de la consulta debe estar defini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<text:span text:style-name="T6">t</text:span>condición</text:p>
          </table:table-cell>
          <table:table-cell table:style-name="Tabla1.B6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20"><text:span text:style-name="T2">Jorge Sánchez González</text:span>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3"><text:span text:style-name="T2">16</text:span>-0<text:span text:style-name="T2">4</text:span>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3">1.0</text:p>
          </table:table-cell>
        </table:table-row>
      </table:table>
      <text:p text:style-name="P1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8">Propósito</text:p>
          </table:table-cell>
        </table:table-row>
        <table:table-row table:style-name="Tabla2.1">
          <table:table-cell table:style-name="Tabla2.A2" office:value-type="string">
            <text:p text:style-name="P24"><text:span text:style-name="T3">Modificar por un tiempo determinado</text:span> el horario de una consulta que <text:span text:style-name="T2">ya tiene definido un horario.</text:span></text:p>
          </table:table-cell>
        </table:table-row>
      </table:table>
      <text:p text:style-name="P1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8">Resumen</text:p>
          </table:table-cell>
        </table:table-row>
        <table:table-row table:style-name="Tabla3.2">
          <table:table-cell table:style-name="Tabla3.A2" office:value-type="string">
            <text:p text:style-name="P25">El administrativo indica que quiere modificar el horario de una consulta <text:span text:style-name="T3">por un tiempo limitado, para que transcurrido este tiempo, vuelva a su horario normal</text:span>; indica el número de consulta y el horario; y el sistema lo registra si todo es correcto. </text:p>
          </table:table-cell>
        </table:table-row>
      </table:table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8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3">1</text:p>
          </table:table-cell>
          <table:table-cell table:style-name="Tabla4.B2" office:value-type="string">
            <text:p text:style-name="P16">Administrativo: Solicita <text:span text:style-name="T2">modificar puntualmente</text:span> el horario de una consulta con un determinado número de consulta.</text:p>
          </table:table-cell>
          <table:table-cell table:style-name="Tabla4.C2" office:value-type="string">
            <text:p text:style-name="P7">2</text:p>
          </table:table-cell>
          <table:table-cell table:style-name="Tabla4.D2" office:value-type="string">
            <text:p text:style-name="P30">El sistema comprueba que existe una consulta con ese número.</text:p>
          </table:table-cell>
        </table:table-row>
        <table:table-row table:style-name="Tabla4.2">
          <table:table-cell table:style-name="Tabla4.A3" office:value-type="string">
            <text:p text:style-name="P4"/>
          </table:table-cell>
          <table:table-cell table:style-name="Tabla4.B3" office:value-type="string">
            <text:p text:style-name="P14"/>
          </table:table-cell>
          <table:table-cell table:style-name="Tabla4.C3" office:value-type="string">
            <text:p text:style-name="P7">3</text:p>
          </table:table-cell>
          <table:table-cell table:style-name="Tabla4.D3" office:value-type="string">
            <text:p text:style-name="P29">Se comprueba la consulta asociada a ese número <text:span text:style-name="T2">tiene algún</text:span> horario definido.</text:p>
          </table:table-cell>
        </table:table-row>
        <table:table-row table:style-name="Tabla4.2">
          <table:table-cell table:style-name="Tabla4.A6" office:value-type="string">
            <text:p text:style-name="P5"/>
          </table:table-cell>
          <table:table-cell table:style-name="Tabla4.B6" office:value-type="string">
            <text:p text:style-name="P15"/>
          </table:table-cell>
          <table:table-cell table:style-name="Tabla4.C6" office:value-type="string">
            <text:p text:style-name="P6">4</text:p>
          </table:table-cell>
          <table:table-cell table:style-name="Tabla4.D6" office:value-type="string">
            <text:p text:style-name="P27">Se solicita el <text:span text:style-name="T2">nuevo </text:span>horario <text:span text:style-name="T3">puntual y cuantos días se debe quedar así</text:span>.</text:p>
          </table:table-cell>
        </table:table-row>
        <table:table-row table:style-name="Tabla4.2">
          <table:table-cell table:style-name="Tabla4.A6" office:value-type="string">
            <text:p text:style-name="P9">5</text:p>
          </table:table-cell>
          <table:table-cell table:style-name="Tabla4.B6" office:value-type="string">
            <text:p text:style-name="P17">Administrativo: Introduce el horario de la consulta <text:span text:style-name="T3">y el número <text:s/>de días que debe quedar así.</text:span></text:p>
          </table:table-cell>
          <table:table-cell table:style-name="Tabla4.C6" office:value-type="string">
            <text:p text:style-name="P8">6</text:p>
          </table:table-cell>
          <table:table-cell table:style-name="Tabla4.D6" office:value-type="string">
            <text:p text:style-name="P31">Se registra el horario definido <text:span text:style-name="T3">sin borrar el definido de forma no puntual.</text:span></text:p>
          </table:table-cell>
        </table:table-row>
        <table:table-row table:style-name="Tabla4.2">
          <table:table-cell table:style-name="Tabla4.A6" office:value-type="string">
            <text:p text:style-name="P9"/>
          </table:table-cell>
          <table:table-cell table:style-name="Tabla4.B6" office:value-type="string">
            <text:p text:style-name="P17"/>
          </table:table-cell>
          <table:table-cell table:style-name="Tabla4.C6" office:value-type="string">
            <text:p text:style-name="P10">7</text:p>
          </table:table-cell>
          <table:table-cell table:style-name="Tabla4.D6" office:value-type="string">
            <text:p text:style-name="P32">Se programa una modificación del horario que hará el propio sistema para volver al horario definido antes de esta modificación puntual <text:span text:style-name="T4">(transcurridos los días indicados).</text:span></text:p>
          </table:table-cell>
        </table:table-row>
      </table:table>
      <text:p text:style-name="P1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8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8">2a</text:p>
          </table:table-cell>
          <table:table-cell table:style-name="Tabla5.B2" table:number-columns-spanned="4" office:value-type="string">
            <text:p text:style-name="P26"><text:s/><text:span text:style-name="T2">Si no existe una consulta con el número introducido, se da un aviso de ello y se termina el proces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8">3a</text:p>
          </table:table-cell>
          <table:table-cell table:style-name="Tabla5.B3" table:number-columns-spanned="4" office:value-type="string">
            <text:p text:style-name="P28">Si no se tiene un horario definido para la consulta con el número dado, se indica que se debe definir el horario y se termina el proces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8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33">Varias veces al mes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34">Moderado</text:p>
          </table:table-cell>
        </table:table-row>
        <table:table-row table:style-name="Tabla5.1">
          <table:table-cell table:style-name="Tabla5.A6" table:number-columns-spanned="2" office:value-type="string">
            <text:p text:style-name="P2">Importancia</text:p>
          </table:table-cell>
          <table:covered-table-cell/>
          <table:table-cell table:style-name="Tabla5.C6" office:value-type="string">
            <text:p text:style-name="P33">Baja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35">Moderada</text:p>
          </table:table-cell>
        </table:table-row>
        <table:table-row table:style-name="Tabla5.1">
          <table:table-cell table:style-name="Tabla5.A7" table:number-columns-spanned="2" office:value-type="string">
            <text:p text:style-name="P2">Estado</text:p>
          </table:table-cell>
          <table:covered-table-cell/>
          <table:table-cell table:style-name="Tabla5.C7" office:value-type="string">
            <text:p text:style-name="P34">En desarrollo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34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8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18T15:36:53.416460661</dc:date>
    <meta:print-date>2012-03-13T15:37:00</meta:print-date>
    <meta:editing-cycles>24</meta:editing-cycles>
    <meta:editing-duration>PT1H21M4S</meta:editing-duration>
    <meta:generator>LibreOffice/5.1.6.2$Linux_X86_64 LibreOffice_project/10m0$Build-2</meta:generator>
    <meta:document-statistic meta:table-count="5" meta:image-count="0" meta:object-count="0" meta:page-count="1" meta:paragraph-count="55" meta:word-count="281" meta:character-count="1701" meta:non-whitespace-character-count="1470"/>
  </office:meta>
</office:document-meta>
</file>